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4.36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166cm"/>
    </style:style>
    <style:style style:name="co7" style:family="table-column">
      <style:table-column-properties fo:break-before="auto" style:column-width="4.44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QUARTIER">
      <style:table-properties table:display="true" style:writing-mode="lr-tb"/>
    </style:style>
    <style:style style:name="ta2" style:family="table" style:master-page-name="PageStyle_5f_SOUS_20_QUARTIER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QUARTI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52" table:default-cell-style-name="Default"/>
        <table:table-row table:style-name="ro1">
          <table:table-cell office:value-type="string">
            <text:p>CODE COMMUNE</text:p>
          </table:table-cell>
          <table:table-cell office:value-type="string">
            <text:p>CODE QUARTIER</text:p>
          </table:table-cell>
          <table:table-cell office:value-type="string">
            <text:p>NOM COURT QUARTIER</text:p>
          </table:table-cell>
          <table:table-cell office:value-type="string">
            <text:p>NOM QUARTIER</text:p>
          </table:table-cell>
          <table:table-cell table:number-columns-repeated="252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string">
            <text:p>HO</text:p>
          </table:table-cell>
          <table:table-cell office:value-type="string">
            <text:p>HOPITAUX-FACULTES</text:p>
          </table:table-cell>
          <table:table-cell table:number-columns-repeated="252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string">
            <text:p>PA</text:p>
          </table:table-cell>
          <table:table-cell office:value-type="string">
            <text:p>MOSSON</text:p>
          </table:table-cell>
          <table:table-cell table:number-columns-repeated="252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LES CEVENNES</text:p>
          </table:table-cell>
          <table:table-cell table:number-columns-repeated="252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string">
            <text:p>CX</text:p>
          </table:table-cell>
          <table:table-cell office:value-type="string">
            <text:p>CROIX D'ARGENT</text:p>
          </table:table-cell>
          <table:table-cell table:number-columns-repeated="252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5">
            <text:p>5</text:p>
          </table:table-cell>
          <table:table-cell office:value-type="string">
            <text:p>PR</text:p>
          </table:table-cell>
          <table:table-cell office:value-type="string">
            <text:p>PRES D'ARENE</text:p>
          </table:table-cell>
          <table:table-cell table:number-columns-repeated="252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6">
            <text:p>6</text:p>
          </table:table-cell>
          <table:table-cell office:value-type="string">
            <text:p>MI</text:p>
          </table:table-cell>
          <table:table-cell office:value-type="string">
            <text:p>PORT MARIANNE</text:p>
          </table:table-cell>
          <table:table-cell table:number-columns-repeated="252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7">
            <text:p>7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table:number-columns-repeated="252"/>
        </table:table-row>
      </table:table>
      <table:table table:name="SOUS QUARTIER" table:style-name="ta2" table:print="false">
        <office:forms form:automatic-focus="false" form:apply-design-mode="false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251" table:default-cell-style-name="Default"/>
        <table:table-row table:style-name="ro1">
          <table:table-cell office:value-type="string">
            <text:p>CODE SOUS QUARTIER</text:p>
          </table:table-cell>
          <table:table-cell office:value-type="string">
            <text:p>CODE COMMUNE</text:p>
          </table:table-cell>
          <table:table-cell office:value-type="string">
            <text:p>CODE QUARTIER</text:p>
          </table:table-cell>
          <table:table-cell office:value-type="string">
            <text:p>NOM COURT QUARTIER</text:p>
          </table:table-cell>
          <table:table-cell office:value-type="string">
            <text:p>NOM QUARTIER</text:p>
          </table:table-cell>
          <table:table-cell office:value-type="string">
            <text:p>NOM COURT SOUS QUARTIER</text:p>
          </table:table-cell>
          <table:table-cell office:value-type="string">
            <text:p>NOM SOUS QUARTIER</text:p>
          </table:table-cell>
          <table:table-cell table:number-columns-repeated="24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7">
            <text:p>7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B</text:p>
          </table:table-cell>
          <table:table-cell office:value-type="string">
            <text:p>Boutonnet</text:p>
          </table:table-cell>
          <table:table-cell table:number-columns-repeated="24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A</text:p>
          </table:table-cell>
          <table:table-cell office:value-type="string">
            <text:p>Les Arceaux</text:p>
          </table:table-cell>
          <table:table-cell table:number-columns-repeated="24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2">
            <text:p>172</text:p>
          </table:table-cell>
          <table:table-cell office:value-type="float" office:value="7">
            <text:p>7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H</text:p>
          </table:table-cell>
          <table:table-cell office:value-type="string">
            <text:p>Centre Historique</text:p>
          </table:table-cell>
          <table:table-cell table:number-columns-repeated="24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2">
            <text:p>172</text:p>
          </table:table-cell>
          <table:table-cell office:value-type="float" office:value="7">
            <text:p>7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C</text:p>
          </table:table-cell>
          <table:table-cell office:value-type="string">
            <text:p>Comédie</text:p>
          </table:table-cell>
          <table:table-cell table:number-columns-repeated="24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2">
            <text:p>172</text:p>
          </table:table-cell>
          <table:table-cell office:value-type="float" office:value="7">
            <text:p>7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G</text:p>
          </table:table-cell>
          <table:table-cell office:value-type="string">
            <text:p>Gambetta</text:p>
          </table:table-cell>
          <table:table-cell table:number-columns-repeated="24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2">
            <text:p>172</text:p>
          </table:table-cell>
          <table:table-cell office:value-type="float" office:value="7">
            <text:p>7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F</text:p>
          </table:table-cell>
          <table:table-cell office:value-type="string">
            <text:p>Figuerolles</text:p>
          </table:table-cell>
          <table:table-cell table:number-columns-repeated="24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string">
            <text:p>HO</text:p>
          </table:table-cell>
          <table:table-cell office:value-type="string">
            <text:p>HOPITAUX-FACULTES</text:p>
          </table:table-cell>
          <table:table-cell office:value-type="string">
            <text:p>HOS</text:p>
          </table:table-cell>
          <table:table-cell office:value-type="string">
            <text:p>Plan des 4 Seigneurs</text:p>
          </table:table-cell>
          <table:table-cell table:number-columns-repeated="24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string">
            <text:p>HO</text:p>
          </table:table-cell>
          <table:table-cell office:value-type="string">
            <text:p>HOPITAUX-FACULTES</text:p>
          </table:table-cell>
          <table:table-cell office:value-type="string">
            <text:p>HOP</text:p>
          </table:table-cell>
          <table:table-cell office:value-type="string">
            <text:p>HOPITAUX-FACULTES</text:p>
          </table:table-cell>
          <table:table-cell table:number-columns-repeated="24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string">
            <text:p>HO</text:p>
          </table:table-cell>
          <table:table-cell office:value-type="string">
            <text:p>HOPITAUX-FACULTES</text:p>
          </table:table-cell>
          <table:table-cell office:value-type="string">
            <text:p>HOA</text:p>
          </table:table-cell>
          <table:table-cell office:value-type="string">
            <text:p>Aiguelongue</text:p>
          </table:table-cell>
          <table:table-cell table:number-columns-repeated="24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string">
            <text:p>PA</text:p>
          </table:table-cell>
          <table:table-cell office:value-type="string">
            <text:p>MOSSON</text:p>
          </table:table-cell>
          <table:table-cell office:value-type="string">
            <text:p>PAH</text:p>
          </table:table-cell>
          <table:table-cell office:value-type="string">
            <text:p>Les Hauts de Massane</text:p>
          </table:table-cell>
          <table:table-cell table:number-columns-repeated="24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2">
            <text:p>172</text:p>
          </table:table-cell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LES CEVENNES</text:p>
          </table:table-cell>
          <table:table-cell office:value-type="string">
            <text:p>CVA</text:p>
          </table:table-cell>
          <table:table-cell office:value-type="string">
            <text:p>Alco</text:p>
          </table:table-cell>
          <table:table-cell table:number-columns-repeated="24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string">
            <text:p>PA</text:p>
          </table:table-cell>
          <table:table-cell office:value-type="string">
            <text:p>MOSSON</text:p>
          </table:table-cell>
          <table:table-cell office:value-type="string">
            <text:p>PAI</text:p>
          </table:table-cell>
          <table:table-cell office:value-type="string">
            <text:p>LA PAILLADE</text:p>
          </table:table-cell>
          <table:table-cell table:number-columns-repeated="24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2">
            <text:p>172</text:p>
          </table:table-cell>
          <table:table-cell office:value-type="float" office:value="6">
            <text:p>6</text:p>
          </table:table-cell>
          <table:table-cell office:value-type="string">
            <text:p>MI</text:p>
          </table:table-cell>
          <table:table-cell office:value-type="string">
            <text:p>MILLENAIRE</text:p>
          </table:table-cell>
          <table:table-cell office:value-type="string">
            <text:p>MIG</text:p>
          </table:table-cell>
          <table:table-cell office:value-type="string">
            <text:p>Grammont</text:p>
          </table:table-cell>
          <table:table-cell table:number-columns-repeated="24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U</text:p>
          </table:table-cell>
          <table:table-cell office:value-type="string">
            <text:p>Les Aubes</text:p>
          </table:table-cell>
          <table:table-cell table:number-columns-repeated="24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2">
            <text:p>172</text:p>
          </table:table-cell>
          <table:table-cell office:value-type="float" office:value="7">
            <text:p>7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X</text:p>
          </table:table-cell>
          <table:table-cell office:value-type="string">
            <text:p>Les Beaux - Arts</text:p>
          </table:table-cell>
          <table:table-cell table:number-columns-repeated="24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2">
            <text:p>172</text:p>
          </table:table-cell>
          <table:table-cell office:value-type="float" office:value="6">
            <text:p>6</text:p>
          </table:table-cell>
          <table:table-cell office:value-type="string">
            <text:p>MI</text:p>
          </table:table-cell>
          <table:table-cell office:value-type="string">
            <text:p>MILLENAIRE</text:p>
          </table:table-cell>
          <table:table-cell office:value-type="string">
            <text:p>MIP</text:p>
          </table:table-cell>
          <table:table-cell office:value-type="string">
            <text:p>La Pompignane</text:p>
          </table:table-cell>
          <table:table-cell table:number-columns-repeated="24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2">
            <text:p>172</text:p>
          </table:table-cell>
          <table:table-cell office:value-type="float" office:value="6">
            <text:p>6</text:p>
          </table:table-cell>
          <table:table-cell office:value-type="string">
            <text:p>MI</text:p>
          </table:table-cell>
          <table:table-cell office:value-type="string">
            <text:p>MILLENAIRE</text:p>
          </table:table-cell>
          <table:table-cell office:value-type="string">
            <text:p>MIL</text:p>
          </table:table-cell>
          <table:table-cell office:value-type="string">
            <text:p>Millénaire</text:p>
          </table:table-cell>
          <table:table-cell table:number-columns-repeated="24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2">
            <text:p>172</text:p>
          </table:table-cell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LES CEVENNES</text:p>
          </table:table-cell>
          <table:table-cell office:value-type="string">
            <text:p>CVN</text:p>
          </table:table-cell>
          <table:table-cell office:value-type="string">
            <text:p>LES CEVENNES</text:p>
          </table:table-cell>
          <table:table-cell table:number-columns-repeated="24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string">
            <text:p>PA</text:p>
          </table:table-cell>
          <table:table-cell office:value-type="string">
            <text:p>MOSSON</text:p>
          </table:table-cell>
          <table:table-cell office:value-type="string">
            <text:p>PAC</text:p>
          </table:table-cell>
          <table:table-cell office:value-type="string">
            <text:p>Celleneuve</text:p>
          </table:table-cell>
          <table:table-cell table:number-columns-repeated="24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2">
            <text:p>172</text:p>
          </table:table-cell>
          <table:table-cell office:value-type="float" office:value="7">
            <text:p>7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N</text:p>
          </table:table-cell>
          <table:table-cell office:value-type="string">
            <text:p>Antigone</text:p>
          </table:table-cell>
          <table:table-cell table:number-columns-repeated="24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2">
            <text:p>172</text:p>
          </table:table-cell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LES CEVENNES</text:p>
          </table:table-cell>
          <table:table-cell office:value-type="string">
            <text:p>CVM</text:p>
          </table:table-cell>
          <table:table-cell office:value-type="string">
            <text:p>La Martelle</text:p>
          </table:table-cell>
          <table:table-cell table:number-columns-repeated="24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2">
            <text:p>172</text:p>
          </table:table-cell>
          <table:table-cell office:value-type="float" office:value="6">
            <text:p>6</text:p>
          </table:table-cell>
          <table:table-cell office:value-type="string">
            <text:p>MI</text:p>
          </table:table-cell>
          <table:table-cell office:value-type="string">
            <text:p>MILLENAIRE</text:p>
          </table:table-cell>
          <table:table-cell office:value-type="string">
            <text:p>MIP</text:p>
          </table:table-cell>
          <table:table-cell office:value-type="string">
            <text:p>PORT MARIANNE</text:p>
          </table:table-cell>
          <table:table-cell table:number-columns-repeated="24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2">
            <text:p>172</text:p>
          </table:table-cell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LES CEVENNES</text:p>
          </table:table-cell>
          <table:table-cell office:value-type="string">
            <text:p>CVC</text:p>
          </table:table-cell>
          <table:table-cell office:value-type="string">
            <text:p>La Chamberte</text:p>
          </table:table-cell>
          <table:table-cell table:number-columns-repeated="24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2">
            <text:p>172</text:p>
          </table:table-cell>
          <table:table-cell office:value-type="float" office:value="7">
            <text:p>7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S</text:p>
          </table:table-cell>
          <table:table-cell office:value-type="string">
            <text:p>Gares</text:p>
          </table:table-cell>
          <table:table-cell table:number-columns-repeated="24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string">
            <text:p>CX</text:p>
          </table:table-cell>
          <table:table-cell office:value-type="string">
            <text:p>CROIX D ARGENT</text:p>
          </table:table-cell>
          <table:table-cell office:value-type="string">
            <text:p>CXE</text:p>
          </table:table-cell>
          <table:table-cell office:value-type="string">
            <text:p>Estanove</text:p>
          </table:table-cell>
          <table:table-cell table:number-columns-repeated="24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2">
            <text:p>172</text:p>
          </table:table-cell>
          <table:table-cell office:value-type="float" office:value="5">
            <text:p>5</text:p>
          </table:table-cell>
          <table:table-cell office:value-type="string">
            <text:p>PR</text:p>
          </table:table-cell>
          <table:table-cell office:value-type="string">
            <text:p>PRES D ARENES</text:p>
          </table:table-cell>
          <table:table-cell office:value-type="string">
            <text:p>PRA</text:p>
          </table:table-cell>
          <table:table-cell office:value-type="string">
            <text:p>Aiguerelles</text:p>
          </table:table-cell>
          <table:table-cell table:number-columns-repeated="24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2">
            <text:p>172</text:p>
          </table:table-cell>
          <table:table-cell office:value-type="float" office:value="5">
            <text:p>5</text:p>
          </table:table-cell>
          <table:table-cell office:value-type="string">
            <text:p>PR</text:p>
          </table:table-cell>
          <table:table-cell office:value-type="string">
            <text:p>PRES D ARENES</text:p>
          </table:table-cell>
          <table:table-cell office:value-type="string">
            <text:p>PRM</text:p>
          </table:table-cell>
          <table:table-cell office:value-type="string">
            <text:p>Saint Martin</text:p>
          </table:table-cell>
          <table:table-cell table:number-columns-repeated="24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string">
            <text:p>CX</text:p>
          </table:table-cell>
          <table:table-cell office:value-type="string">
            <text:p>CROIX D ARGENT</text:p>
          </table:table-cell>
          <table:table-cell office:value-type="string">
            <text:p>CXM</text:p>
          </table:table-cell>
          <table:table-cell office:value-type="string">
            <text:p>Lemasson</text:p>
          </table:table-cell>
          <table:table-cell table:number-columns-repeated="24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string">
            <text:p>CX</text:p>
          </table:table-cell>
          <table:table-cell office:value-type="string">
            <text:p>CROIX D ARGENT</text:p>
          </table:table-cell>
          <table:table-cell office:value-type="string">
            <text:p>CXP</text:p>
          </table:table-cell>
          <table:table-cell office:value-type="string">
            <text:p>Pas du Loup</text:p>
          </table:table-cell>
          <table:table-cell table:number-columns-repeated="24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string">
            <text:p>CX</text:p>
          </table:table-cell>
          <table:table-cell office:value-type="string">
            <text:p>CROIX D ARGENT</text:p>
          </table:table-cell>
          <table:table-cell office:value-type="string">
            <text:p>CXA</text:p>
          </table:table-cell>
          <table:table-cell office:value-type="string">
            <text:p>CROIX D'ARGENT</text:p>
          </table:table-cell>
          <table:table-cell table:number-columns-repeated="24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72">
            <text:p>172</text:p>
          </table:table-cell>
          <table:table-cell office:value-type="float" office:value="5">
            <text:p>5</text:p>
          </table:table-cell>
          <table:table-cell office:value-type="string">
            <text:p>PR</text:p>
          </table:table-cell>
          <table:table-cell office:value-type="string">
            <text:p>PRES D ARENES</text:p>
          </table:table-cell>
          <table:table-cell office:value-type="string">
            <text:p>PRE</text:p>
          </table:table-cell>
          <table:table-cell office:value-type="string">
            <text:p>PRES D'ARENES</text:p>
          </table:table-cell>
          <table:table-cell table:number-columns-repeated="2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6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6107" number:language="fr" number:country="FR">
      <number:day number:style="long"/>
      <number:text>-</number:text>
      <number:month number:textual="true"/>
    </number:date-style>
    <number:date-style style:name="N16108" number:language="fr" number:country="FR">
      <number:month number:textual="true"/>
      <number:text>-</number:text>
      <number:year/>
    </number:date-style>
    <number:time-style style:name="N16109" number:language="fr" number:country="FR">
      <number:hours/>
      <number:text>:</number:text>
      <number:minutes number:style="long"/>
      <number:text> </number:text>
      <number:am-pm/>
    </number:time-style>
    <number:time-style style:name="N16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fr" number:country="FR">
      <number:number number:decimal-places="0" number:min-integer-digits="1" number:grouping="true"/>
      <number:text>   </number:text>
    </number:number-style>
    <number:number-style style:name="N16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fr" number:country="FR">
      <number:number number:decimal-places="0" number:min-integer-digits="1" number:grouping="true"/>
      <number:text>   </number:text>
    </number:number-style>
    <number:number-style style:name="N16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fr" number:country="FR">
      <number:number number:decimal-places="2" number:min-integer-digits="1" number:grouping="true"/>
      <number:text>   </number:text>
    </number:number-style>
    <number:number-style style:name="N16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fr" number:country="FR">
      <number:number number:decimal-places="2" number:min-integer-digits="1" number:grouping="true"/>
      <number:text>   </number:text>
    </number:number-style>
    <number:number-style style:name="N16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fr" number:country="FR">
      <number:number number:decimal-places="0" number:min-integer-digits="1" number:grouping="true"/>
      <number:text> €</number:text>
    </number:number-style>
    <number:number-style style:name="N16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fr" number:country="FR">
      <number:number number:decimal-places="0" number:min-integer-digits="1" number:grouping="true"/>
      <number:text> €</number:text>
    </number:number-style>
    <number:number-style style:name="N16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fr" number:country="FR">
      <number:number number:decimal-places="2" number:min-integer-digits="1" number:grouping="true"/>
      <number:text> €</number:text>
    </number:number-style>
    <number:number-style style:name="N16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fr" number:country="FR">
      <number:number number:decimal-places="2" number:min-integer-digits="1" number:grouping="true"/>
      <number:text> €</number:text>
    </number:number-style>
    <number:number-style style:name="N16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16/04/2014</text:date>, <text:time>14:3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ARTIER" style:display-name="PageStyle_QUARTI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OUS_20_QUARTIER" style:display-name="PageStyle_SOUS QUARTI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john smith</dc:creator>
    <dc:date>2014-04-16T12:04:12</dc:date>
    <meta:document-statistic meta:table-count="2" meta:cell-count="256" meta:object-count="0"/>
    <meta:generator>OpenOffice/4.0.1$Win32 OpenOffice.org_project/401m5$Build-9714</meta:generator>
  </office:meta>
</office:document-meta>
</file>